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7cm" fo:min-width="0.93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49cm"/>
    </style:style>
    <style:style style:name="gr4" style:family="graphic" style:parent-style-name="standard">
      <style:graphic-properties draw:textarea-horizontal-align="justify" draw:textarea-vertical-align="middle" draw:auto-grow-height="false" fo:min-height="0.896cm" fo:min-width="2.9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2.159cm" svg:x="20.131cm" svg:y="16.338cm">
          <text:p text:style-name="P1"><text:span text:style-name="T1">Heel </text:span></text:p>
          <text:p text:style-name="P1"><text:span text:style-name="T1">Ang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5.944cm" svg:y1="18.642cm" svg:x2="20.131cm" svg:y2="17.418cm" draw:end-shape="id1" draw:end-glue-point="6" svg:d="M15944 18642c2764 0 671-1224 4187-1224" svg:viewBox="0 0 4188 1225">
          <text:p/>
        </draw:connector>
        <draw:frame draw:style-name="gr3" draw:text-style-name="P4" draw:layer="layout" svg:width="8.128cm" svg:height="1.199cm" svg:x="7.993cm" svg:y="18.216cm">
          <draw:text-box>
            <text:p><text:span text:style-name="T1">If Heel angle enabled and angle &gt; value set on SD config file.</text:span></text:p>
          </draw:text-box>
        </draw:frame>
        <draw:custom-shape draw:style-name="gr1" draw:text-style-name="P2" xml:id="id3" draw:id="id3" draw:layer="layout" svg:width="2.032cm" svg:height="2.159cm" svg:x="12.045cm" svg:y="6.969cm">
          <draw:glue-point draw:id="12" svg:x="2.519cm" svg:y="-4.409cm"/>
          <text:p text:style-name="P1"><text:span text:style-name="T1">True</text:span></text:p>
          <text:p text:style-name="P1"><text:span text:style-name="T1">Wi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3.556cm" svg:height="1.27cm" svg:x="12.892cm" svg:y="1.335cm">
          <text:p text:style-name="P1">Poweru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draw:line-skew="1.298cm" svg:x1="14.67cm" svg:y1="2.605cm" svg:x2="13.572cm" svg:y2="7.097cm" draw:start-shape="id2" draw:start-glue-point="2" draw:end-shape="id3" draw:end-glue-point="12" svg:d="M14670 2605c0 5220-1098 2974-1098 4492" svg:viewBox="0 0 1099 4493">
          <text:p/>
        </draw:connector>
        <draw:custom-shape draw:style-name="gr1" draw:text-style-name="P2" xml:id="id10" draw:id="id10" draw:layer="layout" svg:width="2.032cm" svg:height="2.159cm" svg:x="12.049cm" svg:y="3.721cm">
          <text:p text:style-name="P1"><text:span text:style-name="T1">Apparent</text:span></text:p>
          <text:p text:style-name="P1"><text:span text:style-name="T1">Wi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32cm" svg:height="2.159cm" svg:x="7.604cm" svg:y="6.989cm">
          <draw:glue-point draw:id="12" svg:x="1.875cm" svg:y="-4.502cm"/>
          <text:p text:style-name="P1"><text:span text:style-name="T1">Bar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2.045cm" svg:y1="8.049cm" svg:x2="9.636cm" svg:y2="8.069cm" draw:start-shape="id3" draw:start-glue-point="6" draw:end-shape="id4" draw:end-glue-point="10" svg:d="M12045 8049c-1806 0-602 20-2409 20" svg:viewBox="0 0 2410 21">
          <text:p/>
        </draw:connector>
        <draw:custom-shape draw:style-name="gr1" draw:text-style-name="P2" xml:id="id5" draw:id="id5" draw:layer="layout" svg:width="2.032cm" svg:height="2.159cm" svg:x="3.796cm" svg:y="6.969cm">
          <text:p text:style-name="P1"><text:span text:style-name="T1">Tem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7.604cm" svg:y1="8.069cm" svg:x2="5.828cm" svg:y2="8.049cm" draw:start-shape="id4" draw:start-glue-point="6" draw:end-shape="id5" draw:end-glue-point="10" svg:d="M7604 8069c-1330 0-443-20-1776-20" svg:viewBox="0 0 1777 21">
          <text:p/>
        </draw:connector>
        <draw:custom-shape draw:style-name="gr1" draw:text-style-name="P2" xml:id="id6" draw:id="id6" draw:layer="layout" svg:width="2.032cm" svg:height="2.159cm" svg:x="19.079cm" svg:y="6.947cm">
          <text:p text:style-name="P1"><text:span text:style-name="T1">Compass</text:span></text:p>
          <text:p text:style-name="P1"><text:span text:style-name="T1">Head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032cm" svg:height="2.159cm" svg:x="15.559cm" svg:y="6.969cm">
          <text:p text:style-name="P1"><text:span text:style-name="T1">SO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032cm" svg:height="2.159cm" svg:x="19.079cm" svg:y="10.163cm">
          <text:p text:style-name="P1"><text:span text:style-name="T1">CO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20.095cm" svg:y1="9.106cm" svg:x2="20.095cm" svg:y2="10.163cm" draw:start-shape="id6" draw:start-glue-point="8" draw:end-shape="id7" draw:end-glue-point="4" svg:d="M20095 9106v1057" svg:viewBox="0 0 1 1058">
          <text:p/>
        </draw:connector>
        <draw:connector draw:style-name="gr2" draw:text-style-name="P3" draw:layer="layout" draw:type="curve" svg:x1="13.061cm" svg:y1="9.128cm" svg:x2="13.064cm" svg:y2="10.271cm" draw:start-shape="id3" draw:start-glue-point="8" draw:end-shape="id8" svg:d="M13061 9128c0 856 3 285 3 1143" svg:viewBox="0 0 4 1144">
          <text:p/>
        </draw:connector>
        <draw:connector draw:style-name="gr2" draw:text-style-name="P3" draw:layer="layout" draw:type="curve" draw:line-skew="0cm -3.435cm" svg:x1="24.652cm" svg:y1="8.049cm" svg:x2="3.796cm" svg:y2="8.049cm" draw:start-shape="id9" draw:start-glue-point="10" draw:end-shape="id5" draw:end-glue-point="6" svg:d="M24652 8049c753 0 503-5017-10427-5017-10929 0-11180 5017-10429 5017" svg:viewBox="0 0 21364 5018">
          <text:p/>
        </draw:connector>
        <draw:connector draw:style-name="gr2" draw:text-style-name="P3" draw:layer="layout" draw:type="curve" draw:line-skew="0.222cm 0.215cm -0.388cm" svg:x1="20.095cm" svg:y1="12.322cm" svg:x2="20.095cm" svg:y2="6.947cm" draw:start-shape="id7" draw:start-glue-point="8" draw:end-shape="id6" draw:end-glue-point="4" svg:d="M20095 12322c0 1084 1733 723 1733-2771s-1733-3939-1733-2604" svg:viewBox="0 0 1734 6612">
          <text:p/>
        </draw:connector>
        <draw:connector draw:style-name="gr2" draw:text-style-name="P3" draw:layer="layout" draw:type="curve" svg:x1="13.065cm" svg:y1="5.88cm" svg:x2="13.061cm" svg:y2="6.969cm" draw:start-shape="id10" draw:start-glue-point="8" draw:end-shape="id3" draw:end-glue-point="4" svg:d="M13065 5880c0 816-4 272-4 1089" svg:viewBox="0 0 5 1090">
          <text:p/>
        </draw:connector>
        <draw:connector draw:style-name="gr2" draw:text-style-name="P3" draw:layer="layout" draw:type="curve" svg:x1="12.049cm" svg:y1="4.801cm" svg:x2="9.001cm" svg:y2="7.097cm" draw:start-shape="id10" draw:start-glue-point="6" draw:end-shape="id4" draw:end-glue-point="12" svg:d="M12049 4801c-2032 0-3048 765-3048 2296" svg:viewBox="0 0 3049 2297">
          <text:p/>
        </draw:connector>
        <draw:connector draw:style-name="gr2" draw:text-style-name="P3" draw:layer="layout" draw:type="curve" draw:line-skew="0cm 0.052cm" svg:x1="16.575cm" svg:y1="9.128cm" svg:x2="16.575cm" svg:y2="6.969cm" draw:start-shape="id11" draw:start-glue-point="8" draw:end-shape="id11" draw:end-glue-point="4" svg:d="M16575 9128c0 751 1570 501 1570-1080s-1570-1832-1570-1079" svg:viewBox="0 0 1571 2975">
          <text:p/>
        </draw:connector>
        <draw:connector draw:style-name="gr2" draw:text-style-name="P3" draw:layer="layout" draw:type="curve" draw:line-skew="0cm -3.423cm" svg:x1="8.62cm" svg:y1="9.148cm" svg:x2="8.62cm" svg:y2="6.989cm" draw:start-shape="id4" draw:start-glue-point="8" draw:end-shape="id4" draw:end-glue-point="4" svg:d="M8620 9148c0 751-1905 501-1905-1080s1905-1832 1905-1079" svg:viewBox="0 0 1906 2975">
          <text:p/>
        </draw:connector>
        <draw:connector draw:style-name="gr2" draw:text-style-name="P3" draw:layer="layout" draw:type="curve" draw:line-skew="0cm -3.679cm" svg:x1="4.812cm" svg:y1="9.128cm" svg:x2="4.812cm" svg:y2="6.969cm" draw:start-shape="id5" draw:start-glue-point="8" draw:end-shape="id5" draw:end-glue-point="4" svg:d="M4812 9128c0 751-2161 501-2161-1080s2161-1832 2161-1079" svg:viewBox="0 0 2162 2975">
          <text:p/>
        </draw:connector>
        <draw:connector draw:style-name="gr2" draw:text-style-name="P3" draw:layer="layout" draw:type="curve" draw:line-skew="-0.476cm 10.281cm 0.396cm" svg:x1="3.796cm" svg:y1="8.049cm" svg:x2="24.355cm" svg:y2="8.812cm" draw:start-shape="id5" draw:start-glue-point="6" draw:end-shape="id9" draw:end-glue-point="9" svg:d="M3796 8049c-1465 0-977 8699 10388 8699 11366 0 11963-7936 10171-7936" svg:viewBox="0 0 21920 8700">
          <text:p/>
        </draw:connector>
        <draw:custom-shape draw:style-name="gr1" draw:text-style-name="P2" xml:id="id8" draw:id="id8" draw:layer="layout" svg:width="2.032cm" svg:height="2.159cm" svg:x="12.048cm" svg:y="10.271cm">
          <text:p text:style-name="P1"><text:span text:style-name="T1">Wind</text:span></text:p>
          <text:p text:style-name="P1"><text:span text:style-name="T1">Statis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163cm 0.215cm" svg:x1="13.053cm" svg:y1="15.643cm" svg:x2="13.784cm" svg:y2="5.564cm" draw:start-shape="id12" draw:start-glue-point="8" draw:end-shape="id10" draw:end-glue-point="9" svg:d="M13053 15643c0 996 873 831 1436-1938s816-8141-705-8141" svg:viewBox="0 0 1875 10637">
          <text:p/>
        </draw:connector>
        <draw:connector draw:style-name="gr2" draw:text-style-name="P3" draw:layer="layout" draw:type="curve" draw:line-skew="0cm 0.338cm" svg:x1="13.064cm" svg:y1="10.271cm" svg:x2="12.342cm" svg:y2="8.812cm" draw:start-shape="id8" draw:start-glue-point="4" draw:end-shape="id3" draw:end-glue-point="7" svg:d="M13064 10271c0-858-591-715-944-865s-468-594 222-594" svg:viewBox="0 0 1226 1460">
          <text:p/>
        </draw:connector>
        <draw:connector draw:style-name="gr2" draw:text-style-name="P3" draw:layer="layout" draw:type="curve" draw:line-skew="0cm -0.44cm" svg:x1="13.065cm" svg:y1="3.721cm" svg:x2="12.334cm" svg:y2="13.8cm" draw:start-shape="id10" draw:start-glue-point="4" draw:end-shape="id12" draw:end-glue-point="5" svg:d="M13065 3721c0-753-985-628-1632 2080s-956 7999 901 7999" svg:viewBox="0 0 2135 10477">
          <text:p/>
        </draw:connector>
        <draw:connector draw:style-name="gr2" draw:text-style-name="P3" draw:layer="layout" draw:type="curve" draw:line-skew="0cm -0.42cm" svg:x1="20.095cm" svg:y1="10.163cm" svg:x2="20.814cm" svg:y2="8.79cm" draw:start-shape="id7" draw:start-glue-point="4" draw:end-shape="id6" draw:end-glue-point="9" svg:d="M20095 10163c0-793 549-661 871-806s416-567-152-567" svg:viewBox="0 0 1130 1374">
          <text:p/>
        </draw:connector>
        <draw:connector draw:style-name="gr2" draw:text-style-name="P3" draw:layer="layout" draw:type="curve" svg:x1="12.048cm" svg:y1="11.351cm" svg:x2="9.339cm" svg:y2="8.832cm" draw:start-shape="id8" draw:start-glue-point="6" draw:end-shape="id4" draw:end-glue-point="9" svg:d="M12048 11351c-1807 0-453-2519-2709-2519" svg:viewBox="0 0 2710 2520">
          <text:p/>
        </draw:connector>
        <draw:custom-shape draw:style-name="gr1" draw:text-style-name="P2" xml:id="id9" draw:id="id9" draw:layer="layout" svg:width="2.032cm" svg:height="2.159cm" svg:x="22.62cm" svg:y="6.969cm">
          <text:p text:style-name="P1"><text:span text:style-name="T1">MastHead</text:span></text:p>
          <text:p text:style-name="P1"><text:span text:style-name="T1">Batte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cm 0.357cm -0.134cm" svg:x1="23.636cm" svg:y1="9.128cm" svg:x2="23.636cm" svg:y2="6.969cm" draw:start-shape="id9" draw:start-glue-point="8" draw:end-shape="id9" draw:end-glue-point="4" svg:d="M23636 9128c0 751 1875 501 1875-1147s-1875-1966-1875-1012" svg:viewBox="0 0 1876 3098">
          <text:p/>
        </draw:connector>
        <draw:connector draw:style-name="gr2" draw:text-style-name="P3" draw:layer="layout" draw:type="curve" svg:x1="14.077cm" svg:y1="8.049cm" svg:x2="15.559cm" svg:y2="8.049cm" draw:start-shape="id3" draw:start-glue-point="10" draw:end-shape="id11" draw:end-glue-point="6" svg:d="M14077 8049h1482" svg:viewBox="0 0 1483 1">
          <text:p/>
        </draw:connector>
        <draw:connector draw:style-name="gr2" draw:text-style-name="P3" draw:layer="layout" draw:type="curve" svg:x1="17.591cm" svg:y1="8.049cm" svg:x2="19.079cm" svg:y2="8.027cm" draw:start-shape="id11" draw:start-glue-point="10" draw:end-shape="id6" draw:end-glue-point="6" svg:d="M17591 8049c1117 0 374-22 1488-22" svg:viewBox="0 0 1489 23">
          <text:p/>
        </draw:connector>
        <draw:connector draw:style-name="gr2" draw:text-style-name="P3" draw:layer="layout" draw:type="curve" svg:x1="21.111cm" svg:y1="8.027cm" svg:x2="22.62cm" svg:y2="8.049cm" draw:start-shape="id6" draw:start-glue-point="10" draw:end-shape="id9" draw:end-glue-point="6" svg:d="M21111 8027c1132 0 378 22 1509 22" svg:viewBox="0 0 1510 23">
          <text:p/>
        </draw:connector>
        <draw:connector draw:style-name="gr2" draw:text-style-name="P3" draw:layer="layout" draw:type="curve" svg:x1="19.376cm" svg:y1="7.263cm" svg:x2="17.294cm" svg:y2="7.285cm" draw:start-shape="id6" draw:start-glue-point="5" draw:end-shape="id11" draw:end-glue-point="11" svg:d="M19376 7263c-1560 0-519 22-2082 22" svg:viewBox="0 0 2083 23">
          <text:p/>
        </draw:connector>
        <draw:connector draw:style-name="gr2" draw:text-style-name="P3" draw:layer="layout" draw:type="curve" svg:x1="22.917cm" svg:y1="7.285cm" svg:x2="20.814cm" svg:y2="7.263cm" draw:start-shape="id9" draw:start-glue-point="5" draw:end-shape="id6" draw:end-glue-point="11" svg:d="M22917 7285c-1576 0-525-22-2103-22" svg:viewBox="0 0 2104 23">
          <text:p/>
        </draw:connector>
        <draw:connector draw:style-name="gr2" draw:text-style-name="P3" draw:layer="layout" draw:type="curve" svg:x1="15.856cm" svg:y1="7.285cm" svg:x2="13.78cm" svg:y2="7.285cm" draw:start-shape="id11" draw:start-glue-point="5" draw:end-shape="id3" draw:end-glue-point="11" svg:d="M15856 7285h-2076" svg:viewBox="0 0 2077 1">
          <text:p/>
        </draw:connector>
        <draw:connector draw:style-name="gr2" draw:text-style-name="P3" draw:layer="layout" draw:type="curve" svg:x1="9.339cm" svg:y1="7.305cm" svg:x2="12.342cm" svg:y2="7.285cm" draw:start-shape="id4" draw:start-glue-point="11" draw:end-shape="id3" draw:end-glue-point="5" svg:d="M9339 7305c2253 0 752-20 3003-20" svg:viewBox="0 0 3004 21">
          <text:p/>
        </draw:connector>
        <draw:connector draw:style-name="gr2" draw:text-style-name="P3" draw:layer="layout" draw:type="curve" svg:x1="5.531cm" svg:y1="7.285cm" svg:x2="7.901cm" svg:y2="7.305cm" draw:start-shape="id5" draw:start-glue-point="11" draw:end-shape="id4" draw:end-glue-point="5" svg:d="M5531 7285c1779 0 594 20 2370 20" svg:viewBox="0 0 2371 21">
          <text:p/>
        </draw:connector>
        <draw:connector draw:style-name="gr2" draw:text-style-name="P3" draw:layer="layout" draw:type="curve" draw:line-skew="-0.365cm -0.026cm" svg:x1="20.095cm" svg:y1="6.947cm" svg:x2="19.376cm" svg:y2="10.479cm" draw:start-shape="id6" draw:start-glue-point="4" draw:end-shape="id7" draw:end-glue-point="5" svg:d="M20095 6947c0-1300-772-1084-1261 124s-694 3408 542 3408" svg:viewBox="0 0 1644 4416">
          <text:p/>
        </draw:connector>
        <draw:custom-shape draw:style-name="gr1" draw:text-style-name="P2" xml:id="id12" draw:id="id12" draw:layer="layout" svg:width="2.032cm" svg:height="2.159cm" svg:x="12.037cm" svg:y="13.484cm">
          <text:p text:style-name="P1"><text:span text:style-name="T1">TW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064cm" svg:y1="12.43cm" svg:x2="13.053cm" svg:y2="13.484cm" draw:start-shape="id8" draw:start-glue-point="8" draw:end-shape="id12" draw:end-glue-point="4" svg:d="M13064 12430c0 790-11 264-11 1054" svg:viewBox="0 0 12 1055">
          <text:p/>
        </draw:connector>
        <draw:connector draw:style-name="gr2" draw:text-style-name="P3" draw:layer="layout" draw:type="curve" draw:line-skew="0cm 0.416cm" svg:x1="13.053cm" svg:y1="13.484cm" svg:x2="12.345cm" svg:y2="12.114cm" draw:start-shape="id12" draw:start-glue-point="4" draw:end-shape="id8" draw:end-glue-point="7" svg:d="M13053 13484c0-790-546-658-866-803s-415-567 158-567" svg:viewBox="0 0 1123 1371">
          <text:p/>
        </draw:connector>
        <draw:connector draw:style-name="gr2" draw:text-style-name="P3" draw:layer="layout" draw:type="curve" draw:line-skew="0cm 0.281cm" svg:x1="13.061cm" svg:y1="6.969cm" svg:x2="12.346cm" svg:y2="5.564cm" draw:start-shape="id3" draw:start-glue-point="4" draw:end-shape="id10" draw:end-glue-point="7" svg:d="M13061 6969c0-817-616-681-989-828s-501-577 274-577" svg:viewBox="0 0 1285 14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2:41:43.943138242</meta:creation-date>
    <dc:date>2019-02-17T00:08:28.783931092</dc:date>
    <meta:editing-duration>PT4H22M15S</meta:editing-duration>
    <meta:editing-cycles>21</meta:editing-cycles>
    <meta:generator>LibreOffice/5.2.7.2$Linux_X86_64 LibreOffice_project/20m0$Build-2</meta:generator>
    <meta:document-statistic meta:object-count="45"/>
  </office:meta>
</office:document-meta>
</file>